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200" officeooo:paragraph-rsid="000de200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text-properties officeooo:rsid="000de200" officeooo:paragraph-rsid="000de200" fo:background-color="#1f1f1f"/>
    </style:style>
    <style:style style:name="P4" style:family="paragraph" style:parent-style-name="Standard">
      <style:text-properties style:text-underline-style="solid" style:text-underline-width="auto" style:text-underline-color="font-color" officeooo:rsid="000de200" officeooo:paragraph-rsid="000de200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ccccc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ciones Examen Febrero – Andrés Samuel Podadera González</text:p>
      <text:p text:style-name="P1"/>
      <text:p text:style-name="P1">Ejercicio 2:</text:p>
      <text:p text:style-name="P1">Principio de figura y fondo:</text:p>
      <text:p text:style-name="P1">Dada la imagen que simula un paisaje, en el centro el sol(un punto redondo), desplazado a la derecha una nube y en la zona baja una ondulación que simula una colina. Suponiendo que los elementos tienen movimiento cuando se desliza el ratón sobre ellos y que cada uno tendrá una función dentro de la web. El punto quizás sea el acceso a un elemento importante, está situado en el centro.</text:p>
      <text:p text:style-name="P1"/>
      <text:p text:style-name="P1">Ejercicio 3:</text:p>
      <text:p text:style-name="P1">Realizo las medidas necesarias para mejorar la accesibilidad de:</text:p>
      <text:p text:style-name="P1"/>
      <text:p text:style-name="P1">-Imágenes <text:span text:style-name="T6">subzona</text:span> 1: añado el atributo alt para dar una descripción de la imagen que será leída por los asistentes web</text:p>
      <text:p text:style-name="P3"><text:span text:style-name="T3"> </text:span><text:span text:style-name="T1">&lt;</text:span><text:span text:style-name="T2">img</text:span><text:span text:style-name="T3"> </text:span><text:span text:style-name="T4">src</text:span><text:span text:style-name="T3">=</text:span><text:span text:style-name="T5">"./imagenes/figura.jpg"</text:span><text:span text:style-name="T3"> </text:span><text:span text:style-name="T4">alt</text:span><text:span text:style-name="T3">=</text:span><text:span text:style-name="T5">"Imagen de un dispositivo móvil"</text:span><text:span text:style-name="T1">&gt;</text:span></text:p>
      <text:p text:style-name="P2"><text:span text:style-name="T3">            </text:span><text:span text:style-name="T1">&lt;</text:span><text:span text:style-name="T2">img</text:span><text:span text:style-name="T3"> </text:span><text:span text:style-name="T4">src</text:span><text:span text:style-name="T3">=</text:span><text:span text:style-name="T5">"./imagenes/figura.jpg"</text:span><text:span text:style-name="T3"> </text:span><text:span text:style-name="T4">alt</text:span><text:span text:style-name="T3">=</text:span><text:span text:style-name="T5">"Imagen de un dispositivo móvil"</text:span><text:span text:style-name="T1">&gt;</text:span></text:p>
      <text:p text:style-name="P4"/>
      <text:p text:style-name="P1"/>
      <text:p text:style-name="P1">-Para el texto en inglés de la subzona3: añado el atributo lang que será detectado por el navegador y asistentes indicandoles que es un texto escrito en inglés.</text:p>
      <text:p text:style-name="P3"><text:span text:style-name="T1">&lt;</text:span><text:span text:style-name="T2">p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/>
      <text:p text:style-name="P1"/>
      <text:p text:style-name="P1">-Posibilidad de acceder a la diferentes subzonas: Implemento el atributo tabindex para permite navegar por la página con el tabulador</text:p>
      <text:p text:style-name="P3"><text:span text:style-name="T1">&lt;</text:span><text:span text:style-name="T2">img</text:span><text:span text:style-name="T3"> </text:span><text:span text:style-name="T4">src</text:span><text:span text:style-name="T3">=</text:span><text:span text:style-name="T5">"./imagenes/figura.jpg"</text:span><text:span text:style-name="T3"> </text:span><text:span text:style-name="T4">alt</text:span><text:span text:style-name="T3">=</text:span><text:span text:style-name="T5">"Imagen de un dispositivo móvil"</text:span><text:span text:style-name="T3"> </text:span><text:span text:style-name="T4">tabindex</text:span><text:span text:style-name="T3">=</text:span><text:span text:style-name="T5">"1"</text:span><text:span text:style-name="T1">&gt;</text:span></text:p>
      <text:p text:style-name="P2"><text:span text:style-name="T3">            </text:span><text:span text:style-name="T1">&lt;</text:span><text:span text:style-name="T2">img</text:span><text:span text:style-name="T3"> </text:span><text:span text:style-name="T4">src</text:span><text:span text:style-name="T3">=</text:span><text:span text:style-name="T5">"./imagenes/figura.jpg"</text:span><text:span text:style-name="T3"> </text:span><text:span text:style-name="T4">alt</text:span><text:span text:style-name="T3">=</text:span><text:span text:style-name="T5">"Imagen de un dispositivo móvil"</text:span><text:span text:style-name="T3"> </text:span><text:span text:style-name="T4">tabindex</text:span><text:span text:style-name="T3">=</text:span><text:span text:style-name="T5">"2"</text:span><text:span text:style-name="T1">&gt;</text:span></text:p>
      <text:p text:style-name="P2"><text:span text:style-name="T1"/></text:p>
      <text:p text:style-name="P1"><text:span text:style-name="T7">Se me hecha el tiempo encima pero habrá que corregir el atributo tabindex de los demas elementos asignado -1 para que no entre dentro del rango que usa el tabulador para recorrer la paágina y tabindex 0 para que siga el flujo normal.</text:span></text:p>
      <text:p text:style-name="P1"/>
      <text:p text:style-name="P1">Ejercicio 4:</text:p>
      <text:p text:style-name="P1">Apartado A:</text:p>
      <text:p text:style-name="P1">El atributo title sirve para que posicionando el cursor sobre el elemento nos de una descripción o información del elemento. Lo implemento dentro del label.</text:p>
      <text:p text:style-name="P1"/>
      <text:p text:style-name="P1">Apartado B:</text:p>
      <text:p text:style-name="P1">Como medida de consistencia para el formulario se podría da color a los botones del <text:s/>formulario. Por ejemplo verde para enviar y rojo para cancela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0:23:58.515000000</meta:creation-date>
    <meta:generator>LibreOffice/7.6.4.1$Windows_X86_64 LibreOffice_project/e19e193f88cd6c0525a17fb7a176ed8e6a3e2aa1</meta:generator>
    <dc:date>2024-02-05T20:52:59.193000000</dc:date>
    <meta:editing-duration>PT29M1S</meta:editing-duration>
    <meta:editing-cycles>1</meta:editing-cycles>
    <meta:document-statistic meta:table-count="0" meta:image-count="0" meta:object-count="0" meta:page-count="1" meta:paragraph-count="20" meta:word-count="295" meta:character-count="1890" meta:non-whitespace-character-count="1588"/>
  </office:meta>
</office:document-meta>
</file>